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Bookman Old Style" svg:font-family="'Bookman Old Styl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style:font-name="Arial" fo:font-size="10pt" style:font-size-asian="10pt" style:font-name-complex="Arial" style:font-size-complex="10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P4" style:family="paragraph" style:parent-style-name="Standard">
      <style:paragraph-properties style:text-autospace="none"/>
      <style:text-properties fo:color="#000000" style:font-name="Arial" fo:font-size="16pt" fo:language="en" fo:country="US" style:font-size-asian="16pt" style:font-name-complex="Arial" style:font-size-complex="16pt"/>
    </style:style>
    <style:style style:name="P5" style:family="paragraph" style:parent-style-name="Standard">
      <style:paragraph-properties style:text-autospace="none"/>
      <style:text-properties fo:color="#000000" style:font-name="Arial" fo:language="en" fo:country="US" style:font-name-complex="Arial"/>
    </style:style>
    <style:style style:name="P6" style:family="paragraph" style:parent-style-name="Standard">
      <style:paragraph-properties style:text-autospace="none"/>
      <style:text-properties fo:color="#000000" style:font-name="Arial" fo:language="en" fo:country="US" officeooo:rsid="0019b330" officeooo:paragraph-rsid="0019b330" style:font-name-complex="Arial"/>
    </style:style>
    <style:style style:name="P7" style:family="paragraph" style:parent-style-name="Standard">
      <style:paragraph-properties style:text-autospace="none"/>
      <style:text-properties fo:color="#000000" style:font-name="Arial" fo:font-size="11pt" fo:language="en" fo:country="US" style:font-size-asian="11pt" style:font-name-complex="Arial" style:font-size-complex="11pt"/>
    </style:style>
    <style:style style:name="P8" style:family="paragraph" style:parent-style-name="Standard">
      <style:paragraph-properties style:text-autospace="none"/>
      <style:text-properties fo:color="#000000"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P9" style:family="paragraph" style:parent-style-name="Standard">
      <style:paragraph-properties style:text-autospace="none"/>
      <style:text-properties fo:color="#000000" style:font-name="Arial" fo:font-size="12pt" fo:language="en" fo:country="US" officeooo:rsid="007f6df7" officeooo:paragraph-rsid="007f6df7" style:font-size-asian="12pt" style:font-name-complex="Arial" style:font-size-complex="12pt"/>
    </style:style>
    <style:style style:name="P10" style:family="paragraph" style:parent-style-name="Standard">
      <style:paragraph-properties style:text-autospace="none"/>
      <style:text-properties fo:color="#000000" style:font-name="Arial" fo:font-size="12pt" fo:language="en" fo:country="US" officeooo:rsid="00b1c554" officeooo:paragraph-rsid="00b1c554" style:font-size-asian="12pt" style:font-name-complex="Arial" style:font-size-complex="12pt"/>
    </style:style>
    <style:style style:name="P11" style:family="paragraph" style:parent-style-name="Standard">
      <style:paragraph-properties style:text-autospace="none"/>
      <style:text-properties fo:color="#000000" style:font-name="Arial" fo:font-size="12pt" fo:language="en" fo:country="US" officeooo:rsid="00c20234" officeooo:paragraph-rsid="00c20234" style:font-size-asian="12pt" style:font-name-complex="Arial" style:font-size-complex="12pt"/>
    </style:style>
    <style:style style:name="P12" style:family="paragraph" style:parent-style-name="Standard">
      <style:paragraph-properties style:text-autospace="none"/>
      <style:text-properties fo:color="#000000" style:font-name="Bookman Old Style" fo:language="en" fo:country="US" style:font-name-complex="Arial"/>
    </style:style>
    <style:style style:name="P13" style:family="paragraph" style:parent-style-name="Standard">
      <style:paragraph-properties style:text-autospace="none"/>
      <style:text-properties fo:color="#000000" style:font-name="Bookman Old Style" fo:language="en" fo:country="US" officeooo:paragraph-rsid="00b0cc0e" style:font-name-complex="Arial"/>
    </style:style>
    <style:style style:name="P14" style:family="paragraph" style:parent-style-name="Standard">
      <style:paragraph-properties style:text-autospace="none"/>
      <style:text-properties fo:color="#000000" style:font-name="Bookman Old Style" fo:language="en" fo:country="US" officeooo:paragraph-rsid="00c20234" style:font-name-complex="Arial"/>
    </style:style>
    <style:style style:name="P15" style:family="paragraph" style:parent-style-name="Standard">
      <style:paragraph-properties fo:margin-top="0cm" fo:margin-bottom="0.212cm" style:contextual-spacing="false" style:text-autospace="none"/>
      <style:text-properties fo:color="#000000" style:font-name="Arial" fo:language="en" fo:country="US" fo:font-weight="bold" style:font-weight-asian="bold" style:font-name-complex="Arial" style:font-weight-complex="bold"/>
    </style:style>
    <style:style style:name="P16" style:family="paragraph" style:parent-style-name="Standard">
      <style:paragraph-properties fo:margin-left="1.27cm" fo:margin-right="0cm" fo:text-indent="1.27cm" style:auto-text-indent="false" style:text-autospace="none"/>
      <style:text-properties fo:color="#000000" style:font-name="Arial" fo:language="en" fo:country="US" style:font-name-complex="Arial"/>
    </style:style>
    <style:style style:name="P17" style:family="paragraph" style:parent-style-name="Standard">
      <style:paragraph-properties fo:margin-left="1.27cm" fo:margin-right="0cm" fo:text-indent="1.27cm" style:auto-text-indent="false" style:text-autospace="none"/>
      <style:text-properties fo:color="#000000" style:font-name="Arial" fo:language="en" fo:country="US" officeooo:paragraph-rsid="0086c60b" style:font-name-complex="Arial"/>
    </style:style>
    <style:style style:name="P18" style:family="paragraph" style:parent-style-name="Text_20_body">
      <style:text-properties fo:color="#000000" style:font-name="Times New Roman" fo:language="en" fo:country="US" officeooo:rsid="00ab126c" officeooo:paragraph-rsid="00a6a990" style:font-name-complex="Arial"/>
    </style:style>
    <style:style style:name="P19" style:family="paragraph" style:parent-style-name="Text_20_body">
      <style:text-properties fo:color="#000000" style:font-name="Times New Roman" fo:language="en" fo:country="US" officeooo:rsid="00bde124" officeooo:paragraph-rsid="00bca812" style:font-name-complex="Arial"/>
    </style:style>
    <style:style style:name="P20" style:family="paragraph" style:parent-style-name="Text_20_body" style:list-style-name="L1">
      <style:text-properties officeooo:paragraph-rsid="00898535"/>
    </style:style>
    <style:style style:name="P21" style:family="paragraph" style:parent-style-name="Text_20_body" style:list-style-name="L1">
      <style:text-properties officeooo:paragraph-rsid="00de9978"/>
    </style:style>
    <style:style style:name="P22" style:family="paragraph" style:parent-style-name="Text_20_body" style:list-style-name="L1">
      <style:text-properties officeooo:paragraph-rsid="00e3d2df"/>
    </style:style>
    <style:style style:name="P23" style:family="paragraph" style:parent-style-name="Text_20_body" style:list-style-name="L1">
      <style:text-properties officeooo:paragraph-rsid="00e5ce1c"/>
    </style:style>
    <style:style style:name="P24" style:family="paragraph" style:parent-style-name="Text_20_body" style:list-style-name="L1">
      <style:text-properties officeooo:paragraph-rsid="00ed728d"/>
    </style:style>
    <style:style style:name="P25" style:family="paragraph" style:parent-style-name="Text_20_body" style:list-style-name="L1">
      <style:text-properties officeooo:paragraph-rsid="00f0b628"/>
    </style:style>
    <style:style style:name="P26" style:family="paragraph" style:parent-style-name="Text_20_body" style:list-style-name="L1">
      <style:text-properties officeooo:paragraph-rsid="00f4cf3f"/>
    </style:style>
    <style:style style:name="P27" style:family="paragraph" style:parent-style-name="Text_20_body" style:list-style-name="L1">
      <style:text-properties style:font-name="Times New Roman" officeooo:paragraph-rsid="00c37b6c"/>
    </style:style>
    <style:style style:name="P28" style:family="paragraph" style:parent-style-name="Text_20_body" style:list-style-name="L1">
      <style:text-properties style:font-name="Times New Roman" officeooo:paragraph-rsid="00d209e5"/>
    </style:style>
    <style:style style:name="P29" style:family="paragraph" style:parent-style-name="Text_20_body" style:list-style-name="L1">
      <style:text-properties style:font-name="Times New Roman" officeooo:paragraph-rsid="00fd39d4"/>
    </style:style>
    <style:style style:name="P30" style:family="paragraph" style:parent-style-name="Text_20_body" style:list-style-name="L1">
      <style:text-properties style:font-name="Times New Roman" officeooo:paragraph-rsid="0101e3f0"/>
    </style:style>
    <style:style style:name="P31" style:family="paragraph" style:parent-style-name="Text_20_body" style:list-style-name="L1">
      <style:text-properties style:font-name="Times New Roman" officeooo:paragraph-rsid="0106db31"/>
    </style:style>
    <style:style style:name="P32" style:family="paragraph" style:parent-style-name="Text_20_body" style:list-style-name="L1">
      <style:text-properties fo:color="#000000" style:font-name="Times New Roman" fo:language="en" fo:country="US" officeooo:rsid="00b34136" officeooo:paragraph-rsid="00f6caac" style:font-name-complex="Arial"/>
    </style:style>
    <style:style style:name="P33" style:family="paragraph" style:parent-style-name="Text_20_body" style:list-style-name="L1">
      <style:text-properties fo:color="#000000" style:font-name="Times New Roman" fo:language="en" fo:country="US" officeooo:rsid="00b34136" officeooo:paragraph-rsid="00f831b7" style:font-name-complex="Arial"/>
    </style:style>
    <style:style style:name="P34" style:family="paragraph" style:parent-style-name="Text_20_body" style:list-style-name="L1">
      <style:text-properties fo:color="#000000" style:font-name="Times New Roman" fo:language="en" fo:country="US" officeooo:rsid="00b34136" officeooo:paragraph-rsid="00f92782" style:font-name-complex="Arial"/>
    </style:style>
    <style:style style:name="P35" style:family="paragraph" style:parent-style-name="Text_20_body" style:list-style-name="L1">
      <style:text-properties fo:color="#000000" style:font-name="Times New Roman" fo:language="en" fo:country="US" officeooo:rsid="00b34136" officeooo:paragraph-rsid="00fa8329" style:font-name-complex="Arial"/>
    </style:style>
    <style:style style:name="P36" style:family="paragraph" style:parent-style-name="Standard" style:master-page-name="Standard">
      <style:paragraph-properties style:page-number="auto" style:text-autospace="none"/>
      <style:text-properties fo:color="#000000" style:font-name="Arial" fo:font-size="16pt" fo:language="en" fo:country="US" style:font-size-asian="16pt" style:font-name-complex="Arial" style:font-size-complex="16pt"/>
    </style:style>
    <style:style style:name="T1" style:family="text">
      <style:text-properties officeooo:rsid="002551c3"/>
    </style:style>
    <style:style style:name="T2" style:family="text">
      <style:text-properties officeooo:rsid="0019b330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officeooo:rsid="0019b330" style:font-size-asian="11pt" style:font-size-complex="11pt"/>
    </style:style>
    <style:style style:name="T5" style:family="text">
      <style:text-properties fo:font-size="11pt" officeooo:rsid="008161ea" style:font-size-asian="11pt" style:font-size-complex="11pt"/>
    </style:style>
    <style:style style:name="T6" style:family="text">
      <style:text-properties fo:font-size="11pt" officeooo:rsid="00854dd2" style:font-size-asian="11pt" style:font-size-complex="11pt"/>
    </style:style>
    <style:style style:name="T7" style:family="text">
      <style:text-properties fo:font-size="11pt" officeooo:rsid="00d3e574" style:font-size-asian="11pt" style:font-size-complex="11pt"/>
    </style:style>
    <style:style style:name="T8" style:family="text">
      <style:text-properties officeooo:rsid="007fae8d"/>
    </style:style>
    <style:style style:name="T9" style:family="text">
      <style:text-properties officeooo:rsid="008161ea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officeooo:rsid="0086c60b"/>
    </style:style>
    <style:style style:name="T12" style:family="text">
      <style:text-properties officeooo:rsid="00898535"/>
    </style:style>
    <style:style style:name="T13" style:family="text">
      <style:text-properties officeooo:rsid="008d996c"/>
    </style:style>
    <style:style style:name="T14" style:family="text">
      <style:text-properties fo:color="#000000" fo:language="en" fo:country="US" officeooo:rsid="00bca812" style:font-name-complex="Arial"/>
    </style:style>
    <style:style style:name="T15" style:family="text">
      <style:text-properties fo:color="#000000" fo:language="en" fo:country="US" officeooo:rsid="00bcb421" style:font-name-complex="Arial"/>
    </style:style>
    <style:style style:name="T16" style:family="text">
      <style:text-properties fo:color="#000000" fo:language="en" fo:country="US" officeooo:rsid="00bde124" style:font-name-complex="Arial"/>
    </style:style>
    <style:style style:name="T17" style:family="text">
      <style:text-properties fo:color="#000000" fo:language="en" fo:country="US" officeooo:rsid="00bf6e08" style:font-name-complex="Arial"/>
    </style:style>
    <style:style style:name="T18" style:family="text">
      <style:text-properties fo:color="#000000" fo:language="en" fo:country="US" officeooo:rsid="00c084e5" style:font-name-complex="Arial"/>
    </style:style>
    <style:style style:name="T19" style:family="text">
      <style:text-properties fo:color="#000000" fo:language="en" fo:country="US" officeooo:rsid="00c66b3e" style:font-name-complex="Arial"/>
    </style:style>
    <style:style style:name="T20" style:family="text">
      <style:text-properties fo:color="#000000" fo:language="en" fo:country="US" officeooo:rsid="00fd39d4" style:font-name-complex="Arial"/>
    </style:style>
    <style:style style:name="T21" style:family="text">
      <style:text-properties fo:color="#000000" fo:language="en" fo:country="US" officeooo:rsid="00ff1ad4" style:font-name-complex="Arial"/>
    </style:style>
    <style:style style:name="T22" style:family="text">
      <style:text-properties fo:color="#000000" fo:language="en" fo:country="US" officeooo:rsid="01009c9d" style:font-name-complex="Arial"/>
    </style:style>
    <style:style style:name="T23" style:family="text">
      <style:text-properties fo:color="#000000" fo:language="en" fo:country="US" officeooo:rsid="0101e3f0" style:font-name-complex="Arial"/>
    </style:style>
    <style:style style:name="T24" style:family="text">
      <style:text-properties fo:color="#000000" fo:language="en" fo:country="US" officeooo:rsid="0103d806" style:font-name-complex="Arial"/>
    </style:style>
    <style:style style:name="T25" style:family="text">
      <style:text-properties fo:color="#000000" fo:language="en" fo:country="US" officeooo:rsid="01054344" style:font-name-complex="Arial"/>
    </style:style>
    <style:style style:name="T26" style:family="text">
      <style:text-properties fo:color="#000000" fo:language="en" fo:country="US" officeooo:rsid="010616de" style:font-name-complex="Arial"/>
    </style:style>
    <style:style style:name="T27" style:family="text">
      <style:text-properties fo:color="#000000" fo:language="en" fo:country="US" officeooo:rsid="0106726a" style:font-name-complex="Arial"/>
    </style:style>
    <style:style style:name="T28" style:family="text">
      <style:text-properties fo:color="#000000" fo:language="en" fo:country="US" officeooo:rsid="0106db31" style:font-name-complex="Arial"/>
    </style:style>
    <style:style style:name="T29" style:family="text">
      <style:text-properties officeooo:rsid="00d3e574"/>
    </style:style>
    <style:style style:name="T30" style:family="text">
      <style:text-properties officeooo:rsid="00d5ac48"/>
    </style:style>
    <style:style style:name="T31" style:family="text">
      <style:text-properties officeooo:rsid="00d70a1a"/>
    </style:style>
    <style:style style:name="T32" style:family="text">
      <style:text-properties officeooo:rsid="00d8fa0e"/>
    </style:style>
    <style:style style:name="T33" style:family="text">
      <style:text-properties officeooo:rsid="00da6a11"/>
    </style:style>
    <style:style style:name="T34" style:family="text">
      <style:text-properties officeooo:rsid="00de9978"/>
    </style:style>
    <style:style style:name="T35" style:family="text">
      <style:text-properties officeooo:rsid="00dfcb28"/>
    </style:style>
    <style:style style:name="T36" style:family="text">
      <style:text-properties officeooo:rsid="00dff459"/>
    </style:style>
    <style:style style:name="T37" style:family="text">
      <style:text-properties officeooo:rsid="00e1ee6e"/>
    </style:style>
    <style:style style:name="T38" style:family="text">
      <style:text-properties officeooo:rsid="00e3d2df"/>
    </style:style>
    <style:style style:name="T39" style:family="text">
      <style:text-properties officeooo:rsid="00e5ce1c"/>
    </style:style>
    <style:style style:name="T40" style:family="text">
      <style:text-properties officeooo:rsid="00e8abf7"/>
    </style:style>
    <style:style style:name="T41" style:family="text">
      <style:text-properties officeooo:rsid="00ea1c8a"/>
    </style:style>
    <style:style style:name="T42" style:family="text">
      <style:text-properties officeooo:rsid="00eabd9b"/>
    </style:style>
    <style:style style:name="T43" style:family="text">
      <style:text-properties officeooo:rsid="00eca57d"/>
    </style:style>
    <style:style style:name="T44" style:family="text">
      <style:text-properties officeooo:rsid="00ee0452"/>
    </style:style>
    <style:style style:name="T45" style:family="text">
      <style:text-properties officeooo:rsid="00ef4362"/>
    </style:style>
    <style:style style:name="T46" style:family="text">
      <style:text-properties officeooo:rsid="00f0b628"/>
    </style:style>
    <style:style style:name="T47" style:family="text">
      <style:text-properties officeooo:rsid="00f1bc41"/>
    </style:style>
    <style:style style:name="T48" style:family="text">
      <style:text-properties officeooo:rsid="00f3013e"/>
    </style:style>
    <style:style style:name="T49" style:family="text">
      <style:text-properties officeooo:rsid="00f4cf3f"/>
    </style:style>
    <style:style style:name="T50" style:family="text">
      <style:text-properties officeooo:rsid="00f6c21a"/>
    </style:style>
    <style:style style:name="T51" style:family="text">
      <style:text-properties officeooo:rsid="00f6caac"/>
    </style:style>
    <style:style style:name="T52" style:family="text">
      <style:text-properties officeooo:rsid="00f831b7"/>
    </style:style>
    <style:style style:name="T53" style:family="text">
      <style:text-properties officeooo:rsid="00f92782"/>
    </style:style>
    <style:style style:name="T54" style:family="text">
      <style:text-properties officeooo:rsid="00f968b9"/>
    </style:style>
    <style:style style:name="T55" style:family="text">
      <style:text-properties officeooo:rsid="00fa8329"/>
    </style:style>
    <style:style style:name="T56" style:family="text">
      <style:text-properties officeooo:rsid="00fba311"/>
    </style:style>
    <style:style style:name="T57" style:family="text">
      <style:text-properties officeooo:rsid="00fbe0af"/>
    </style:style>
    <style:style style:name="T58" style:family="text">
      <style:text-properties officeooo:rsid="00fc4246"/>
    </style:style>
    <style:style style:name="T59" style:family="text">
      <style:text-properties officeooo:rsid="00ff5a87"/>
    </style:style>
    <style:style style:name="T60" style:family="text">
      <style:text-properties officeooo:rsid="01077603"/>
    </style:style>
    <style:style style:name="T61" style:family="text">
      <style:text-properties officeooo:rsid="01089690"/>
    </style:style>
    <style:style style:name="T62" style:family="text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Meeting M<text:span text:style-name="T8">emo</text:span> </text:p>
      <text:p text:style-name="P4"/>
      <text:p text:style-name="P6">Dependency analysis for Kactus2</text:p>
      <text:p text:style-name="P15"/>
      <text:p text:style-name="P5"><text:span text:style-name="T8">Team</text:span><text:span text:style-name="T2"> meeting</text:span> </text:p>
      <text:p text:style-name="P5">Date: <text:span text:style-name="T7">14</text:span><text:span text:style-name="T3">.1</text:span><text:span text:style-name="T4">1</text:span><text:span text:style-name="T3">.20</text:span><text:span text:style-name="T4">12</text:span><text:span text:style-name="T3">, </text:span><text:span text:style-name="T7">12</text:span><text:span text:style-name="T4">:</text:span><text:span text:style-name="T7">3</text:span><text:span text:style-name="T5">0</text:span><text:span text:style-name="T4"> – 1</text:span><text:span text:style-name="T7">3</text:span><text:span text:style-name="T4">:</text:span><text:span text:style-name="T7">30</text:span><text:span text:style-name="T3"> </text:span></text:p>
      <text:p text:style-name="P7"><text:span text:style-name="T10">Number of meeting:</text:span> <text:span text:style-name="T9">team</text:span><text:span text:style-name="T2"> meeting </text:span><text:span text:style-name="T61">4</text:span><text:span text:style-name="T2">/2012</text:span></text:p>
      <text:p text:style-name="P5">Place: Tampere University of Technology<text:span text:style-name="T3">, Korkeakoulunkatu 1, </text:span><text:span text:style-name="T4">room T</text:span><text:span text:style-name="T6">B21</text:span><text:span text:style-name="T7">5</text:span></text:p>
      <text:p text:style-name="P8"/>
      <text:p text:style-name="P5">Participants: <text:s/><text:span text:style-name="T2">Joni-Matti Määttä</text:span> (Project manager) </text:p>
      <text:p text:style-name="P17"><text:span text:style-name="T2">Mikko Honkonen</text:span> (<text:span text:style-name="T11">Project team member</text:span>)</text:p>
      <text:p text:style-name="P16"><text:span text:style-name="T2">Tommi Korhonen</text:span> (<text:span text:style-name="T2">Project t</text:span>ea<text:span text:style-name="T2">m member</text:span>) </text:p>
      <text:p text:style-name="P12"/>
      <text:p text:style-name="P9">Meeting</text:p>
      <text:p text:style-name="P12"/>
      <text:list xml:id="list37369411" text:style-name="L1">
        <text:list-item>
          <text:p text:style-name="P20"><text:span text:style-name="T12">Reviewed the current status of the project, what</text:span><text:span text:style-name="T30">'s been done since last week</text:span><text:span text:style-name="T12">. </text:span><text:span text:style-name="T13">Project plan </text:span><text:span text:style-name="T31">only requires last few finishing touche</text:span><text:span text:style-name="T32">s </text:span><text:span text:style-name="T50">(mainly</text:span><text:span text:style-name="T32"> formatting</text:span><text:span text:style-name="T50">)</text:span><text:span text:style-name="T32"> and some input from course staff </text:span><text:span text:style-name="T33">for scheduling.</text:span></text:p>
        </text:list-item>
        <text:list-item>
          <text:p text:style-name="P21"><text:span text:style-name="T36">There's an o</text:span><text:span text:style-name="T34">pportunity to have project plan presentation on 30.11, and with </text:span><text:span text:style-name="T35">status of</text:span><text:span text:style-name="T34"> the project plan this </text:span><text:span text:style-name="T35">would suit o</text:span><text:span text:style-name="T37">u</text:span><text:span text:style-name="T35">r team</text:span><text:span text:style-name="T34">.</text:span></text:p>
        </text:list-item>
        <text:list-item>
          <text:p text:style-name="P22"><text:span text:style-name="T38">Small adjustments to project scheduling. Schedule is now finished as long as it's fine for the course staff.</text:span></text:p>
        </text:list-item>
        <text:list-item>
          <text:p text:style-name="P23"><text:span text:style-name="T39">Project risks revised in project plan, these will still need short textual descriptions.</text:span></text:p>
        </text:list-item>
        <text:list-item>
          <text:p text:style-name="P24"><text:span text:style-name="T40">Started thinking about functional specification. </text:span><text:span text:style-name="T42">Document template added to version control, with c</text:span><text:span text:style-name="T41">hapters assigned to group members </text:span><text:span text:style-name="T42">and marked in the document. </text:span><text:span text:style-name="T43">This should start to be worked on</text:span><text:span text:style-name="T59">.</text:span></text:p>
        </text:list-item>
        <text:list-item>
          <text:p text:style-name="P25"><text:span text:style-name="T44">Sent an email to course staff:<text:line-break/>- </text:span><text:span text:style-name="T45">Reserving a </text:span><text:span text:style-name="T46">project plan</text:span><text:span text:style-name="T45"> </text:span><text:span text:style-name="T46">presentation slot on 30.11.<text:line-break/>- </text:span><text:span text:style-name="T47">Assistant meeting scheduling.<text:line-break/>- </text:span><text:span text:style-name="T48">Preliminary schedule of final presentations.</text:span></text:p>
        </text:list-item>
        <text:list-item>
          <text:p text:style-name="P26"><text:span text:style-name="T49">Next week should be a good time for the next client meeting, with discussion about the functional specification. We'll have a team meeting before that. </text:span><text:span text:style-name="T56">Thursday would be a good time for the client meeting, and Wednesday for team meeting. </text:span><text:span text:style-name="T58">Joni-Matti will arrange the client meeting.</text:span></text:p>
        </text:list-item>
      </text:list>
      <text:p text:style-name="P18"/>
      <text:p text:style-name="P10">Decisions made</text:p>
      <text:p text:style-name="P13"/>
      <text:list xml:id="list37723987" text:continue-list="list37369411" text:style-name="L1">
        <text:list-item text:start-value="1">
          <text:p text:style-name="P32"><text:span text:style-name="T51">Project plan presentation on 30.11 if it's fine with course staff.</text:span></text:p>
        </text:list-item>
        <text:list-item>
          <text:p text:style-name="P33"><text:span text:style-name="T52">Schedule finalized, </text:span><text:span text:style-name="T57">though input required from course staff</text:span><text:span text:style-name="T52">.</text:span></text:p>
        </text:list-item>
        <text:list-item>
          <text:p text:style-name="P34"><text:span text:style-name="T53">Functional specification chapters assigned </text:span><text:span text:style-name="T54">to team members</text:span><text:span text:style-name="T53">.</text:span></text:p>
        </text:list-item>
        <text:list-item>
          <text:p text:style-name="P35"><text:span text:style-name="T55">Team and client meeting next week.</text:span></text:p>
        </text:list-item>
      </text:list>
      <text:p text:style-name="P19"><text:soft-page-break/></text:p>
      <text:p text:style-name="P11">Actions to follow</text:p>
      <text:p text:style-name="P14"/>
      <text:list xml:id="list37748196" text:continue-list="list37723987" text:style-name="L1">
        <text:list-item text:start-value="1">
          <text:p text:style-name="P27"><text:span text:style-name="T21">Finishing touches for </text:span><text:span text:style-name="T22">the project plan should be done </text:span><text:span text:style-name="T26">before</text:span><text:span text:style-name="T22"> next week</text:span><text:span text:style-name="T26">'s team meeting</text:span><text:span text:style-name="T19">.</text:span></text:p>
        </text:list-item>
        <text:list-item>
          <text:p text:style-name="P31"><text:span text:style-name="T28">Waiting for course staff input for final scheduling.</text:span></text:p>
        </text:list-item>
        <text:list-item>
          <text:p text:style-name="P30"><text:span text:style-name="T23">The software's functionality on functional specification level should start </text:span><text:span text:style-name="T24">being thought of, </text:span><text:span text:style-name="T27">with </text:span><text:span text:style-name="T24">ideas </text:span><text:span text:style-name="T27">ready for</text:span><text:span text:style-name="T24"> next week's team meeting.</text:span></text:p>
        </text:list-item>
        <text:list-item>
          <text:p text:style-name="P28"><text:span text:style-name="T14">Next team meeting </text:span><text:span text:style-name="T15">on Wednesday </text:span><text:span text:style-name="T20">21</text:span><text:span text:style-name="T15">.11.2012 on 12:30. </text:span><text:span text:style-name="T17">Group up in</text:span><text:span text:style-name="T15"> the </text:span><text:span text:style-name="T16">hall</text:span><text:span text:style-name="T18">way</text:span><text:span text:style-name="T16"> of Tietotalo.</text:span></text:p>
        </text:list-item>
        <text:list-item>
          <text:p text:style-name="P29"><text:span text:style-name="T20">Client meeting to be arranged by Joni-Matti for next week, date and time not yet known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Bookman Old Style" svg:font-family="'Bookman Old Styl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i" fo:country="FI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next-style-name="Standard" style:class="extra">
      <style:paragraph-properties fo:margin-top="0.212cm" fo:margin-bottom="0.212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Style_20_Caption_20__2b__20_Centered_20_First_20_line_3a__20__20_0_20_cm_20_Before_3a__20__20_9_20_pt_20_After_3a__20_..." style:display-name="Style Caption + Centered First line:  0 cm Before:  9 pt After: ..." style:family="paragraph" style:parent-style-name="Caption">
      <style:paragraph-properties fo:margin-top="0.318cm" fo:margin-bottom="0.141cm" style:contextual-spacing="false" fo:text-align="center" style:justify-single-word="false"/>
      <style:text-properties style:font-name="Times" fo:font-size="9pt" fo:font-weight="normal" style:font-size-asian="9pt" style:font-weight-asian="normal" style:font-name-complex="Times"/>
    </style:style>
    <style:style style:name="WW-Default" style:family="paragraph">
      <style:paragraph-properties fo:orphans="2" fo:widows="2" style:text-autospace="none"/>
      <style:text-properties fo:color="#000000" style:font-name="Arial" fo:font-size="12pt" fo:language="en" fo:country="US" style:font-name-asian="Times New Roman" style:font-size-asian="12pt" style:font-name-complex="Arial" style:font-size-complex="12pt" style:language-complex="ar" style:country-complex="SA"/>
    </style:style>
    <style:style style:name="tekna_5f_väliotsikko" style:display-name="tekna_väliotsikko" style:family="paragraph" style:parent-style-name="WW-Default" style:next-style-name="WW-Default">
      <style:paragraph-properties fo:margin-top="0.212cm" fo:margin-bottom="0.212cm" style:contextual-spacing="false"/>
      <style:text-properties fo:color="#000000" style:font-name-complex="Times New Roman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8Num4z0" style:family="text">
      <style:text-properties fo:color="#0000ff" style:font-name="Wingdings" style:font-name-complex="Wingdings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4z3" style:family="text">
      <style:text-properties style:font-name="Symbol" style:font-name-complex="Symbol"/>
    </style:style>
    <style:style style:name="WW8Num6z0" style:family="text">
      <style:text-properties fo:font-weight="bold" style:font-weight-asian="bold"/>
    </style:style>
    <style:style style:name="WW8Num10z0" style:family="text">
      <style:text-properties fo:font-weight="bold" style:font-weight-asian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cm" fo:text-indent="-0.318cm" fo:margin-left="4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cm" fo:text-indent="-0.318cm" fo:margin-left="8.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cm" fo:text-indent="-0.635cm" fo:margin-left="9.5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cm" fo:text-indent="-0.635cm" fo:margin-left="10.7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cm" fo:text-indent="-0.318cm" fo:margin-left="12.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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4.44cm" fo:text-indent="-0.635cm" fo:margin-left="4.44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8.25cm" fo:text-indent="-0.635cm" fo:margin-left="8.25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9.52cm" fo:text-indent="-0.635cm" fo:margin-left="9.52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79cm" fo:text-indent="-0.635cm" fo:margin-left="10.7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2.06cm" fo:text-indent="-0.635cm" fo:margin-left="12.0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cm" fo:text-indent="-0.318cm" fo:margin-left="4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cm" fo:text-indent="-0.318cm" fo:margin-left="8.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cm" fo:text-indent="-0.635cm" fo:margin-left="9.5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cm" fo:text-indent="-0.635cm" fo:margin-left="10.7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cm" fo:text-indent="-0.318cm" fo:margin-left="12.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cm" fo:text-indent="-0.318cm" fo:margin-left="4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cm" fo:text-indent="-0.318cm" fo:margin-left="8.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cm" fo:text-indent="-0.635cm" fo:margin-left="9.5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cm" fo:text-indent="-0.635cm" fo:margin-left="10.7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cm" fo:text-indent="-0.318cm" fo:margin-left="12.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Arial" fo:font-size="10pt" style:font-size-asian="10pt" style:font-name-complex="Arial" style:font-size-complex="10pt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MT1" style:family="text">
      <style:text-properties officeooo:rsid="002551c3"/>
    </style:style>
    <style:style style:name="MT2" style:family="text">
      <style:text-properties officeooo:rsid="0019b330"/>
    </style:style>
    <style:style style:name="MT3" style:family="text"/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TKT-252<text:span text:style-name="MT1">7</text:span> Proje<text:span text:style-name="MT2">ct work</text:span></text:p>
      </style:header>
      <style:footer>
        <text:p text:style-name="MP2">Page <text:span text:style-name="Page_20_Number"><text:page-number text:select-page="current">2</text:page-number></text:span><text:span text:style-name="Page_20_Number">/</text:span><text:span text:style-name="Page_20_Number"><text:page-count style:num-format="1">2</text:page-count></text:span></text:p>
        <text:p text:style-name="MP3"><text:s/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ampereen teknillinen yliopisto PÖYTÄKIRJA 1 (2) Projektityökurssi_Nro_ja_Nimi Projektin_Nimi </dc:title>
    <meta:initial-creator>Marko Hännikäinen</meta:initial-creator>
    <meta:creation-date>2004-02-02T08:43:00</meta:creation-date>
    <dc:date>2012-11-20T17:59:48.63</dc:date>
    <meta:editing-cycles>259</meta:editing-cycles>
    <meta:editing-duration>PT4H9M17S</meta:editing-duration>
    <meta:generator>LibreOffice/3.6$Windows_x86 LibreOffice_project/da8c1e6-fd468f4-454e206-f42a4a9-143cfd</meta:generator>
    <meta:document-statistic meta:table-count="0" meta:image-count="0" meta:object-count="0" meta:page-count="2" meta:paragraph-count="31" meta:word-count="359" meta:character-count="2259" meta:non-whitespace-character-count="1939"/>
    <meta:user-defined meta:name="Info 1"/>
    <meta:user-defined meta:name="Info 2"/>
    <meta:user-defined meta:name="Info 3"/>
    <meta:user-defined meta:name="Info 4"/>
  </office:meta>
</office:document-meta>
</file>